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23f632" officeooo:paragraph-rsid="0023f632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3pt" fo:font-weight="bold" officeooo:rsid="00258c80" officeooo:paragraph-rsid="00258c80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3pt" fo:font-weight="bold" officeooo:rsid="0024c51b" officeooo:paragraph-rsid="0023f632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fo:font-weight="normal" officeooo:rsid="00223827" officeooo:paragraph-rsid="00223827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3pt" fo:font-weight="normal" officeooo:rsid="00258c80" officeooo:paragraph-rsid="00258c80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3pt" style:text-underline-style="none" fo:font-weight="bold" officeooo:rsid="00258c80" officeooo:paragraph-rsid="00258c80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3pt" fo:font-style="normal" fo:font-weight="bold" officeooo:rsid="00258c80" officeooo:paragraph-rsid="00258c80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use-window-font-color="true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use-window-font-color="true" fo:font-size="13pt" style:text-underline-style="none" fo:font-weight="normal" officeooo:rsid="00281a69" officeooo:paragraph-rsid="00258c80" style:font-size-asian="13pt" style:font-weight-asian="normal" style:font-size-complex="13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fo:font-size="13pt" style:text-underline-style="none" fo:font-weight="normal" officeooo:rsid="00281a69" officeooo:paragraph-rsid="00281a69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ff0000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officeooo:rsid="002b264e" officeooo:paragraph-rsid="002b264e"/>
    </style:style>
    <style:style style:name="P21" style:family="paragraph" style:parent-style-name="Text_20_body">
      <style:paragraph-properties fo:text-align="start" style:justify-single-word="false"/>
      <style:text-properties officeooo:rsid="002b264e" officeooo:paragraph-rsid="002b264e"/>
    </style:style>
    <style:style style:name="P22" style:family="paragraph" style:parent-style-name="Text_20_body">
      <style:paragraph-properties fo:text-align="start" style:justify-single-word="false"/>
      <style:text-properties officeooo:rsid="0030a0a2" officeooo:paragraph-rsid="0030a0a2"/>
    </style:style>
    <style:style style:name="P23" style:family="paragraph" style:parent-style-name="Text_20_body">
      <style:paragraph-properties fo:text-align="start" style:justify-single-word="false"/>
      <style:text-properties officeooo:rsid="003134a7" officeooo:paragraph-rsid="003134a7"/>
    </style:style>
    <style:style style:name="P24" style:family="paragraph" style:parent-style-name="Text_20_body">
      <style:paragraph-properties fo:text-align="start" style:justify-single-word="false"/>
      <style:text-properties fo:color="#ce181e" style:text-underline-style="solid" style:text-underline-width="auto" style:text-underline-color="font-color" officeooo:rsid="003134a7" officeooo:paragraph-rsid="003134a7"/>
    </style:style>
    <style:style style:name="P25" style:family="paragraph" style:parent-style-name="Text_20_body">
      <style:paragraph-properties fo:text-align="start" style:justify-single-word="false"/>
      <style:text-properties officeooo:rsid="0032f2e9" officeooo:paragraph-rsid="0032f2e9"/>
    </style:style>
    <style:style style:name="P26" style:family="paragraph" style:parent-style-name="Text_20_body">
      <style:paragraph-properties fo:text-align="center" style:justify-single-word="false"/>
      <style:text-properties officeooo:rsid="0032f2e9" officeooo:paragraph-rsid="0032f2e9"/>
    </style:style>
    <style:style style:name="P27" style:family="paragraph" style:parent-style-name="Text_20_body">
      <style:paragraph-properties fo:text-align="start" style:justify-single-word="false"/>
      <style:text-properties officeooo:rsid="0038e2a8" officeooo:paragraph-rsid="0038e2a8"/>
    </style:style>
    <style:style style:name="P28" style:family="paragraph" style:parent-style-name="Text_20_body">
      <style:paragraph-properties fo:text-align="center" style:justify-single-word="false"/>
      <style:text-properties officeooo:rsid="0038e2a8" officeooo:paragraph-rsid="0038e2a8"/>
    </style:style>
    <style:style style:name="P29" style:family="paragraph" style:parent-style-name="Text_20_body">
      <style:paragraph-properties fo:text-align="start" style:justify-single-word="false"/>
      <style:text-properties officeooo:rsid="0038eb4b" officeooo:paragraph-rsid="0038eb4b"/>
    </style:style>
    <style:style style:name="P30" style:family="paragraph" style:parent-style-name="Text_20_body">
      <style:paragraph-properties fo:text-align="center" style:justify-single-word="false"/>
      <style:text-properties officeooo:rsid="0038eb4b" officeooo:paragraph-rsid="0038eb4b"/>
    </style:style>
    <style:style style:name="P31" style:family="paragraph" style:parent-style-name="Text_20_body">
      <style:paragraph-properties fo:text-align="start" style:justify-single-word="false"/>
      <style:text-properties officeooo:rsid="003a8929" officeooo:paragraph-rsid="003a8929"/>
    </style:style>
    <style:style style:name="P32" style:family="paragraph" style:parent-style-name="Text_20_body">
      <style:paragraph-properties fo:text-align="center" style:justify-single-word="false"/>
      <style:text-properties officeooo:rsid="003a8929" officeooo:paragraph-rsid="003a8929"/>
    </style:style>
    <style:style style:name="P33" style:family="paragraph" style:parent-style-name="Text_20_body">
      <style:paragraph-properties fo:text-align="center" style:justify-single-word="false"/>
      <style:text-properties officeooo:rsid="003b4f64" officeooo:paragraph-rsid="003b4f64"/>
    </style:style>
    <style:style style:name="P34" style:family="paragraph" style:parent-style-name="Text_20_body">
      <style:paragraph-properties fo:text-align="start" style:justify-single-word="false"/>
      <style:text-properties officeooo:rsid="003b4f64" officeooo:paragraph-rsid="003b4f64"/>
    </style:style>
    <style:style style:name="P35" style:family="paragraph" style:parent-style-name="Text_20_body">
      <style:paragraph-properties fo:text-align="start" style:justify-single-word="false"/>
      <style:text-properties officeooo:rsid="003ba1ad" officeooo:paragraph-rsid="003ba1ad"/>
    </style:style>
    <style:style style:name="P36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  <style:style style:name="T2" style:family="text">
      <style:text-properties officeooo:rsid="001fb5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b5e0" style:font-weight-asian="normal" style:font-weight-complex="normal"/>
    </style:style>
    <style:style style:name="T5" style:family="text">
      <style:text-properties fo:font-weight="normal" officeooo:rsid="0024c51b" style:font-weight-asian="normal" style:font-weight-complex="normal"/>
    </style:style>
    <style:style style:name="T6" style:family="text">
      <style:text-properties officeooo:rsid="00216d18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ff0000" style:text-underline-style="solid" style:text-underline-width="auto" style:text-underline-color="font-color" officeooo:rsid="00281a69"/>
    </style:style>
    <style:style style:name="T10" style:family="text">
      <style:text-properties fo:color="#ff0000" fo:font-weight="normal" officeooo:rsid="00281a69" style:font-weight-asian="normal" style:font-weight-complex="normal"/>
    </style:style>
    <style:style style:name="T11" style:family="text">
      <style:text-properties fo:color="#ff0000" style:text-underline-style="none" officeooo:rsid="00281a69"/>
    </style:style>
    <style:style style:name="T12" style:family="text">
      <style:text-properties officeooo:rsid="00273d74"/>
    </style:style>
    <style:style style:name="T13" style:family="text">
      <style:text-properties officeooo:rsid="00280cd8"/>
    </style:style>
    <style:style style:name="T14" style:family="text">
      <style:text-properties style:use-window-font-color="true" fo:font-weight="normal" officeooo:rsid="00281a69" style:font-weight-asian="normal" style:font-weight-complex="normal"/>
    </style:style>
    <style:style style:name="T15" style:family="text">
      <style:text-properties officeooo:rsid="002c8f87"/>
    </style:style>
    <style:style style:name="T16" style:family="text">
      <style:text-properties officeooo:rsid="0032f2e9"/>
    </style:style>
    <style:style style:name="T17" style:family="text">
      <style:text-properties style:text-underline-style="none"/>
    </style:style>
    <style:style style:name="T18" style:family="text">
      <style:text-properties officeooo:rsid="003423c7"/>
    </style:style>
    <style:style style:name="T19" style:family="text">
      <style:text-properties officeooo:rsid="0036b542"/>
    </style:style>
    <style:style style:name="T20" style:family="text">
      <style:text-properties officeooo:rsid="003759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  <text:p text:style-name="P1">线性规划问题的标准型式</text:p>
      <text:p text:style-name="P3"><text:span text:style-name="T3">目标函数</text:span><text:span text:style-name="T4">：</text:span><draw:frame draw:style-name="fr1" draw:name="对象1" text:anchor-type="as-char" svg:y="-0.1929in" svg:width="0.939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对象2" text:anchor-type="as-char" svg:y="-0.4299in" svg:width="1.6807in" svg:height="0.8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其中<text:span text:style-name="T2">：</text:span><text:span text:style-name="T2"><draw:frame draw:style-name="fr1" draw:name="对象3" text:anchor-type="as-char" svg:y="-0.152in" svg:width="1.2209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><draw:frame draw:style-name="fr1" draw:name="对象4" text:anchor-type="as-char" svg:y="-0.5563in" svg:width="2.0661in" svg:height="1.045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用矩阵描述为<text:span text:style-name="T6">：</text:span></text:p>
      <text:p text:style-name="P8"><draw:frame draw:style-name="fr1" draw:name="对象5" text:anchor-type="as-char" svg:y="-0.3945in" svg:width="1.0335in" svg:height="0.735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9"><text:tab/>设A是约束方程组的<draw:frame draw:style-name="fr1" draw:name="对象6" text:anchor-type="as-char" svg:y="-0.1484in" svg:width="0.4299in" svg:height="0.1839in" draw:z-index="5"><draw:object xlink:href="./Object 6" xlink:type="simple" xlink:show="embed" xlink:actuate="onLoad"/><draw:image xlink:href="./ObjectReplacements/Object 6" xlink:type="simple" xlink:show="embed" xlink:actuate="onLoad"/></draw:frame>维系数矩阵，其秩为m，B是矩阵A中<draw:frame draw:style-name="fr1" draw:name="对象7" text:anchor-type="as-char" svg:y="-0.1484in" svg:width="0.4661in" svg:height="0.1839in" draw:z-index="6"><draw:object xlink:href="./Object 7" xlink:type="simple" xlink:show="embed" xlink:actuate="onLoad"/><draw:image xlink:href="./ObjectReplacements/Object 7" xlink:type="simple" xlink:show="embed" xlink:actuate="onLoad"/></draw:frame>阶非奇异子矩阵<draw:frame draw:style-name="fr1" draw:name="对象8" text:anchor-type="as-char" svg:y="-0.152in" svg:width="0.6126in" svg:height="0.2in" draw:z-index="7"><draw:object xlink:href="./Object 8" xlink:type="simple" xlink:show="embed" xlink:actuate="onLoad"/><draw:image xlink:href="./ObjectReplacements/Object 8" xlink:type="simple" xlink:show="embed" xlink:actuate="onLoad"/></draw:frame>，则称B是线性规划问题的一个基。</text:p>
      <text:p text:style-name="P4">凸集</text:p>
      <text:p text:style-name="P4"><text:tab/><text:span text:style-name="T3">设K是n维欧氏空间的一点集，若任意两点</text:span><text:span text:style-name="T3"><draw:frame draw:style-name="fr1" draw:name="对象9" text:anchor-type="as-char" svg:y="-0.1744in" svg:width="1.189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的连线上的所以点</text:span><text:span text:style-name="T3"><draw:frame draw:style-name="fr1" draw:name="对象10" text:anchor-type="as-char" svg:y="-0.1744in" svg:width="2.2374in" svg:height="0.22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则称</text:span><text:span text:style-name="T5">K为凸集。</text:span></text:p>
      <text:p text:style-name="P6">凸组合</text:p>
      <text:p text:style-name="P10"><text:tab/>设<draw:frame draw:style-name="fr1" draw:name="对象14" text:anchor-type="as-char" svg:y="-0.1744in" svg:width="1.1866in" svg:height="0.2098in" draw:z-index="13"><draw:object xlink:href="./Object 14" xlink:type="simple" xlink:show="embed" xlink:actuate="onLoad"/><draw:image xlink:href="./ObjectReplacements/Object 14" xlink:type="simple" xlink:show="embed" xlink:actuate="onLoad"/></draw:frame>是<text:span text:style-name="T12">n维欧氏空间</text:span><text:span text:style-name="T12"><draw:frame draw:style-name="fr1" draw:name="对象15" text:anchor-type="as-char" svg:y="-0.172in" svg:width="0.2484in" svg:height="0.2075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中的k个点。若存在</text:span><text:span text:style-name="T12"><draw:frame draw:style-name="fr1" draw:name="对象16" text:anchor-type="as-char" svg:y="-0.1484in" svg:width="0.7909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，且</text:span><text:span text:style-name="T12"><draw:frame draw:style-name="fr1" draw:name="对象17" text:anchor-type="as-char" svg:y="-0.2807in" svg:width="2.1366in" svg:height="0.4484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使</text:span></text:p>
      <text:p text:style-name="P11"><text:soft-page-break/><draw:frame draw:style-name="fr1" draw:name="对象18" text:anchor-type="as-char" svg:y="-0.2807in" svg:width="0.9874in" svg:height="0.4484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则称<text:span text:style-name="T13">X为</text:span><text:span text:style-name="T13"><draw:frame draw:style-name="fr1" draw:name="对象19" text:anchor-type="as-char" svg:y="-0.1744in" svg:width="1.1866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3">的凸组合。</text:span></text:p>
      <text:p text:style-name="P5">顶点</text:p>
      <text:p text:style-name="P5"><text:span text:style-name="T5"><text:tab/>设</text:span><text:span text:style-name="T3">K是凸集，</text:span><text:span text:style-name="T3"><draw:frame draw:style-name="fr1" draw:name="对象11" text:anchor-type="as-char" svg:y="-0.1484in" svg:width="0.5492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若X不能用不同的两个点</text:span><text:span text:style-name="T3"><draw:frame draw:style-name="fr1" draw:name="对象12" text:anchor-type="as-char" svg:y="-0.1744in" svg:width="1.189in" svg:height="0.2098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的线性组合表示为</text:span></text:p>
      <text:p text:style-name="P12"><draw:frame draw:style-name="fr1" draw:name="对象13" text:anchor-type="as-char" svg:y="-0.1744in" svg:width="2.2583in" svg:height="0.22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3">则称X为K的一个</text:span><text:span text:style-name="T8">顶点(或极点)</text:span></text:p>
      <text:p text:style-name="P14"><text:span text:style-name="T7">定理</text:span><text:span text:style-name="T9">１</text:span><text:span text:style-name="T11">(重要)</text:span></text:p>
      <text:p text:style-name="P13"><text:span text:style-name="T10"><text:tab/></text:span><text:span text:style-name="T14">若线性规划问题存在可行域，则其可行域</text:span></text:p>
      <text:p text:style-name="P16"><draw:frame draw:style-name="fr1" draw:name="对象20" text:anchor-type="as-char" svg:y="-0.3035in" svg:width="1.8571in" svg:height="0.4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7">是凸集。</text:p>
      <text:p text:style-name="P18">定理2(重要)</text:p>
      <text:p text:style-name="P17"><text:tab/>线性规划问题的基可行解X对应可行域D的顶点。</text:p>
      <text:p text:style-name="P15"><text:span text:style-name="T3">引理2<text:tab/>若K是有界凸集，则任何一点</text:span><text:span text:style-name="T3"><draw:frame draw:style-name="fr1" draw:name="对象21" text:anchor-type="as-char" svg:y="-0.1484in" svg:width="0.4764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可表示为K的顶点的凸组合。</text:span></text:p>
      <text:p text:style-name="P18">定理3(重要)　若可行域有界，线性规划问题的目标函数一定可以在其可行域的顶点上达到最优。</text:p>
      <text:h text:style-name="Heading_20_3" text:outline-level="3">单纯形法</text:h>
      <text:p text:style-name="Text_20_body"><text:tab/>对线性规划问题的求解结果可能出现唯一最优解、无穷多最优解、无界解和无可行解四种情况，为此需要建立对解的判别准则</text:p>
      <text:p text:style-name="P19"><draw:frame draw:style-name="fr1" draw:name="Object1" text:anchor-type="as-char" svg:y="-0.2807in" svg:width="2.3016in" svg:height="0.4484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将上式代入目标函数<text:span text:style-name="T15">，整理得：</text:span></text:p>
      <text:p text:style-name="P20"><draw:frame draw:style-name="fr1" draw:name="Object2" text:anchor-type="as-char" svg:y="-0.3028in" svg:width="2.3299in" svg:height="0.4937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令<draw:frame draw:style-name="fr1" draw:name="Object3" text:anchor-type="as-char" svg:y="-0.2807in" svg:width="2.4811in" svg:height="0.4484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3"><text:soft-page-break/>1. 最优解的判定定理</text:p>
      <text:p text:style-name="P23"><text:tab/>若<draw:frame draw:style-name="fr1" draw:name="Object4" text:anchor-type="as-char" svg:y="-0.1744in" svg:width="2.0835in" svg:height="0.2346in" draw:z-index="24"><draw:object xlink:href="./Object 25" xlink:type="simple" xlink:show="embed" xlink:actuate="onLoad"/><draw:image xlink:href="./ObjectReplacements/Object 25" xlink:type="simple" xlink:show="embed" xlink:actuate="onLoad"/></draw:frame>为对应与基B的一个基可行解，且对于一切<draw:frame draw:style-name="fr1" draw:name="Object5" text:anchor-type="as-char" svg:y="-0.1484in" svg:width="0.9634in" svg:height="0.1839in" draw:z-index="25"><draw:object xlink:href="./Object 26" xlink:type="simple" xlink:show="embed" xlink:actuate="onLoad"/><draw:image xlink:href="./ObjectReplacements/Object 26" xlink:type="simple" xlink:show="embed" xlink:actuate="onLoad"/></draw:frame>,有<draw:frame draw:style-name="fr1" draw:name="Object6" text:anchor-type="as-char" svg:y="-0.1484in" svg:width="0.4618in" svg:height="0.2091in" draw:z-index="26"><draw:object xlink:href="./Object 27" xlink:type="simple" xlink:show="embed" xlink:actuate="onLoad"/><draw:image xlink:href="./ObjectReplacements/Object 27" xlink:type="simple" xlink:show="embed" xlink:actuate="onLoad"/></draw:frame>则<draw:frame draw:style-name="fr1" draw:name="Object7" text:anchor-type="as-char" svg:y="-0.1744in" svg:width="0.3319in" svg:height="0.2102in" draw:z-index="27"><draw:object xlink:href="./Object 28" xlink:type="simple" xlink:show="embed" xlink:actuate="onLoad"/><draw:image xlink:href="./ObjectReplacements/Object 28" xlink:type="simple" xlink:show="embed" xlink:actuate="onLoad"/></draw:frame>为最优解，称<draw:frame draw:style-name="fr1" draw:name="Object8" text:anchor-type="as-char" svg:y="-0.089in" svg:width="0.2346in" svg:height="0.1492in" draw:z-index="28"><draw:object xlink:href="./Object 29" xlink:type="simple" xlink:show="embed" xlink:actuate="onLoad"/><draw:image xlink:href="./ObjectReplacements/Object 29" xlink:type="simple" xlink:show="embed" xlink:actuate="onLoad"/></draw:frame>为检验数。</text:p>
      <text:p text:style-name="P23">2. 无穷多最优解判别定理</text:p>
      <text:p text:style-name="P24"><text:span text:style-name="T17"><text:tab/></text:span>若<draw:frame draw:style-name="fr1" draw:name="Object9" text:anchor-type="as-char" svg:y="-0.1744in" svg:width="1.9583in" svg:height="0.2346in" draw:z-index="29"><draw:object xlink:href="./Object 30" xlink:type="simple" xlink:show="embed" xlink:actuate="onLoad"/><draw:image xlink:href="./ObjectReplacements/Object 30" xlink:type="simple" xlink:show="embed" xlink:actuate="onLoad"/></draw:frame>为一基可行解<text:span text:style-name="T16">，对于一切</text:span><text:span text:style-name="T16"><draw:frame draw:style-name="fr1" draw:name="Object10" text:anchor-type="as-char" svg:y="-0.1484in" svg:width="0.9634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6">，有</text:span><text:span text:style-name="T16"><draw:frame draw:style-name="fr1" draw:name="Object11" text:anchor-type="as-char" svg:y="-0.1484in" svg:width="0.4618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6">，又存在某个非基变量的检验数</text:span><text:span text:style-name="T16"><draw:frame draw:style-name="fr1" draw:name="Object12" text:anchor-type="as-char" svg:y="-0.1484in" svg:width="0.611in" svg:height="0.2091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6">，则线性规划问题有无穷多最优解。</text:span></text:p>
      <text:p text:style-name="P25">3. 无界解判别定理</text:p>
      <text:p text:style-name="P25"><text:tab/>若<draw:frame draw:style-name="fr1" draw:name="Object13" text:anchor-type="as-char" svg:y="-0.1744in" svg:width="1.9583in" svg:height="0.2346in" draw:z-index="33"><draw:object xlink:href="./Object 34" xlink:type="simple" xlink:show="embed" xlink:actuate="onLoad"/><draw:image xlink:href="./ObjectReplacements/Object 34" xlink:type="simple" xlink:show="embed" xlink:actuate="onLoad"/></draw:frame>为一基可行解，有一个<draw:frame draw:style-name="fr1" draw:name="Object14" text:anchor-type="as-char" svg:y="-0.1484in" svg:width="0.5862in" svg:height="0.2091in" draw:z-index="34"><draw:object xlink:href="./Object 35" xlink:type="simple" xlink:show="embed" xlink:actuate="onLoad"/><draw:image xlink:href="./ObjectReplacements/Object 35" xlink:type="simple" xlink:show="embed" xlink:actuate="onLoad"/></draw:frame><text:span text:style-name="T18">，并且对</text:span><text:span text:style-name="T18"><draw:frame draw:style-name="fr1" draw:name="Object15" text:anchor-type="as-char" svg:y="-0.1484in" svg:width="0.8602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8">，有</text:span><text:span text:style-name="T18"><draw:frame draw:style-name="fr1" draw:name="Object16" text:anchor-type="as-char" svg:y="-0.1484in" svg:width="0.6654in" svg:height="0.2091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8">，那么该线性规划问题具有无界解(或称无最优解)。</text:span></text:p>
      <text:p text:style-name="P25"/>
      <text:p text:style-name="P25">换入变量的确定</text:p>
      <text:p text:style-name="P25"><text:tab/>为了使目标函数值增加得快<text:span text:style-name="T19">，一般选</text:span><text:span text:style-name="T19"><draw:frame draw:style-name="fr1" draw:name="Object17" text:anchor-type="as-char" svg:y="-0.1484in" svg:width="0.4366in" svg:height="0.2091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9">中的大者，即</text:span><text:span text:style-name="T19"><draw:frame draw:style-name="fr1" draw:name="Object18" text:anchor-type="as-char" svg:y="-0.152in" svg:width="1.1583in" svg:height="0.2984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9">则对应的</text:span><text:span text:style-name="T19"><draw:frame draw:style-name="fr1" draw:name="Object19" text:anchor-type="as-char" svg:y="-0.1484in" svg:width="0.2228in" svg:height="0.2091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19">为换入变量。</text:span></text:p>
      <text:p text:style-name="P25">换出变量的确定</text:p>
      <text:p text:style-name="P25"><text:tab/>设<draw:frame draw:style-name="fr1" draw:name="Object20" text:anchor-type="as-char" svg:y="-0.1484in" svg:width="0.9555in" svg:height="0.2091in" draw:z-index="40"><draw:object xlink:href="./Object 41" xlink:type="simple" xlink:show="embed" xlink:actuate="onLoad"/><draw:image xlink:href="./ObjectReplacements/Object 41" xlink:type="simple" xlink:show="embed" xlink:actuate="onLoad"/></draw:frame>是一组线性独立的向量组<text:span text:style-name="T20">，他们对应的基可行解是</text:span><text:span text:style-name="T20"><draw:frame draw:style-name="fr1" draw:name="Object21" text:anchor-type="as-char" svg:y="-0.1744in" svg:width="0.3319in" svg:height="0.2102in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6"><draw:frame draw:style-name="fr1" draw:name="Object22" text:anchor-type="as-char" svg:y="-0.2807in" svg:width="0.9035in" svg:height="0.4484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7">若确定非基变量<draw:frame draw:style-name="fr1" draw:name="Object23" text:anchor-type="as-char" svg:y="-0.1484in" svg:width="0.3717in" svg:height="0.2091in" draw:z-index="43"><draw:object xlink:href="./Object 44" xlink:type="simple" xlink:show="embed" xlink:actuate="onLoad"/><draw:image xlink:href="./ObjectReplacements/Object 44" xlink:type="simple" xlink:show="embed" xlink:actuate="onLoad"/></draw:frame>为换入变量，必然可以找到一组不全为０的数使得</text:p>
      <text:p text:style-name="P28"><draw:frame draw:style-name="fr1" draw:name="Object24" text:anchor-type="as-char" svg:y="-0.2807in" svg:width="1.2339in" svg:height="0.4484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9">由上面两个式子可以得出</text:p>
      <text:p text:style-name="P30"><draw:frame draw:style-name="fr1" draw:name="Object25" text:anchor-type="as-char" svg:y="-0.2807in" svg:width="2.4071in" svg:height="0.4484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0"><draw:frame draw:style-name="fr1" draw:name="Object26" text:anchor-type="as-char" svg:y="-0.2807in" svg:width="2.1161in" svg:height="0.4484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31">选择</text:p>
      <text:p text:style-name="P32"><draw:frame draw:style-name="fr1" draw:name="Object27" text:anchor-type="as-char" svg:y="-0.3173in" svg:width="2.1654in" svg:height="0.489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4">时的<draw:frame draw:style-name="fr1" draw:name="Object28" text:anchor-type="as-char" svg:y="-0.1484in" svg:width="0.2in" svg:height="0.2091in" draw:z-index="48"><draw:object xlink:href="./Object 49" xlink:type="simple" xlink:show="embed" xlink:actuate="onLoad"/><draw:image xlink:href="./ObjectReplacements/Object 49" xlink:type="simple" xlink:show="embed" xlink:actuate="onLoad"/></draw:frame>为换出变量。按最小比值确定<draw:frame draw:style-name="fr1" draw:name="Object29" text:anchor-type="as-char" svg:y="-0.1201in" svg:width="0.1665in" svg:height="0.1307in" draw:z-index="49"><draw:object xlink:href="./Object 50" xlink:type="simple" xlink:show="embed" xlink:actuate="onLoad"/><draw:image xlink:href="./ObjectReplacements/Object 50" xlink:type="simple" xlink:show="embed" xlink:actuate="onLoad"/></draw:frame>值，称为最小比值规则</text:p>
      <text:p text:style-name="P34">可以得出新的基可行解</text:p>
      <text:p text:style-name="P33"><text:soft-page-break/><draw:frame draw:style-name="fr1" draw:name="Object30" text:anchor-type="as-char" svg:y="-0.5098in" svg:width="1.9425in" svg:height="0.9835in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35">注意换入后得到的基依然是线性独立的。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0835in" fo:margin-bottom="0.0835in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4.2.2$Linux_X86_64 LibreOffice_project/40m0$Build-2</meta:generator>
    <dc:date>2018-02-25T01:21:00.122674248</dc:date>
    <meta:editing-duration>PT2H45M16S</meta:editing-duration>
    <meta:editing-cycles>30</meta:editing-cycles>
    <meta:document-statistic meta:table-count="0" meta:image-count="0" meta:object-count="51" meta:page-count="4" meta:paragraph-count="57" meta:word-count="724" meta:character-count="747" meta:non-whitespace-character-count="729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max</mi>
        <mtext> </mtext>
        <mrow>
          <mi>z</mi>
          <mo stretchy="false">=</mo>
          <mi mathvariant="italic">CX</mi>
        </mrow>
      </mrow>
    </mstyle>
    <annotation encoding="StarMath 5.0">bold{ max{" "} z=CX }</annotation>
  </semantics>
</math>
</file>

<file path=Object 10/content.xml><?xml version="1.0" encoding="utf-8"?>
<math xmlns="http://www.w3.org/1998/Math/MathML" display="block">
  <semantics>
    <mrow>
      <mi mathvariant="normal">α</mi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  <mi>,</mi>
      <mrow>
        <mi>a</mi>
        <mo stretchy="false">∈</mo>
        <mrow>
          <mo fence="true" stretchy="false">[</mo>
          <mrow>
            <mn>0,1</mn>
          </mrow>
          <mo fence="true" stretchy="false">]</mo>
        </mrow>
      </mrow>
      <mi>;</mi>
    </mrow>
    <annotation encoding="StarMath 5.0">{ %alpha X^{(1)}+(1-%alpha)X^(2) in K,a in [0,1]; }</annotation>
  </semantics>
</math>
</file>

<file path=Object 11/content.xml><?xml version="1.0" encoding="utf-8"?>
<math xmlns="http://www.w3.org/1998/Math/MathML" display="block">
  <semantics>
    <mrow>
      <mrow>
        <mi>X</mi>
        <mo stretchy="false">∈</mo>
        <mi>K</mi>
      </mrow>
      <mi>;</mi>
    </mrow>
    <annotation encoding="StarMath 5.0">{ X in K; }</annotation>
  </semantics>
</math>
</file>

<file path=Object 12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(1)in K,X^(2)in K }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i mathvariant="normal">α</mi>
      </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sup>
        <mi>X</mi>
        <mrow>
          <mo fence="true" stretchy="false">(</mo>
          <mrow>
            <mn>2</mn>
          </mrow>
          <mo fence="true" stretchy="false">)</mo>
        </mrow>
      </msup>
      <mi>,</mi>
      <mrow>
        <mo fence="true" stretchy="false">(</mo>
        <mrow>
          <mrow>
            <mn>0</mn>
            <mo stretchy="false">&lt;</mo>
            <mi mathvariant="normal">α</mi>
            <mo stretchy="false">&lt;</mo>
            <mn>1</mn>
          </mrow>
        </mrow>
        <mo fence="true" stretchy="false">)</mo>
      </mrow>
    </mrow>
    <annotation encoding="StarMath 5.0">{ X=%alpha X^(1)+(1-%alpha)X^(2),(0&lt;%alpha&lt;1) }</annotation>
  </semantics>
</math>
</file>

<file path=Object 14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15/content.xml><?xml version="1.0" encoding="utf-8"?>
<math xmlns="http://www.w3.org/1998/Math/MathML" display="block">
  <semantics>
    <msup>
      <mi>E</mi>
      <mi>n</mi>
    </msup>
    <annotation encoding="StarMath 5.0">{ E^{n} }</annotation>
  </semantics>
</math>
</file>

<file path=Object 16/content.xml><?xml version="1.0" encoding="utf-8"?>
<math xmlns="http://www.w3.org/1998/Math/MathML" display="block">
  <semantics>
    <mrow>
      <msub>
        <mi mathvariant="normal">μ</mi>
        <mn>1</mn>
      </msub>
      <mi>,</mi>
      <msub>
        <mi mathvariant="normal">μ</mi>
        <mrow>
          <mn>2,.</mn>
          <mn>..</mn>
        </mrow>
      </msub>
      <mi>,</mi>
      <msub>
        <mi mathvariant="normal">μ</mi>
        <mi>k</mi>
      </msub>
    </mrow>
    <annotation encoding="StarMath 5.0">{ %mu_1,%mu_2,...,%mu_k }</annotation>
  </semantics>
</math>
</file>

<file path=Object 17/content.xml><?xml version="1.0" encoding="utf-8"?>
<math xmlns="http://www.w3.org/1998/Math/MathML" display="block">
  <semantics>
    <mrow>
      <mrow>
        <mn>0</mn>
        <mo stretchy="false">≤</mo>
        <msub>
          <mi mathvariant="normal">μ</mi>
          <mi>i</mi>
        </msub>
        <mo stretchy="false">≤</mo>
        <mn>1</mn>
      </mrow>
      <mi>,</mi>
      <mrow>
        <mi>i</mi>
        <mo stretchy="false">=</mo>
        <mn>1,2,.</mn>
      </mrow>
      <mn>..</mn>
      <mi>,</mi>
      <mi>k</mi>
      <mi>;</mi>
      <mrow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μ</mi>
            <mi>i</mi>
          </msub>
        </mrow>
        <mo stretchy="false">=</mo>
        <mn>1</mn>
      </mrow>
    </mrow>
    <annotation encoding="StarMath 5.0">{ 0&lt;= %mu_i &lt;=1,i=1,2,...,k;sum from {i=1}to{K}{%mu_i}=1 }</annotation>
  </semantics>
</math>
</file>

<file path=Object 18/content.xml><?xml version="1.0" encoding="utf-8"?>
<math xmlns="http://www.w3.org/1998/Math/MathML" display="block">
  <semantics>
    <mrow>
      <mi>X</mi>
      <mo stretchy="false">=</mo>
      <mrow>
        <munderover>
          <mo stretchy="false">∑</mo>
          <mrow>
            <mi>k</mi>
            <mo stretchy="false">=</mo>
            <mn>1</mn>
          </mrow>
          <mi>K</mi>
        </munderover>
        <mrow>
          <msub>
            <mi mathvariant="normal">μ</mi>
            <mi>k</mi>
          </msub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</mrow>
    </mrow>
    <annotation encoding="StarMath 5.0">{ X=sum from {k=1}to{K}{%mu_k X^(k)}}</annotation>
  </semantics>
</math>
</file>

<file path=Object 19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P</mi>
                        <mi>j</mi>
                      </msub>
                      <msub>
                        <mi>x</mi>
                        <mi>j</mi>
                      </msub>
                    </mrow>
                  </mrow>
                  <mo stretchy="false">=</mo>
                  <mi>b</mi>
                </mrow>
              </mtd>
            </mtr>
            <mtr>
              <mtd>
                <mrow>
                  <mrow>
                    <msub>
                      <mi>x</mi>
                      <mi>j</mi>
                    </msub>
                    <mo stretchy="false">≥</mo>
                    <mn>0</mn>
                  </mrow>
                  <mi>,</mi>
                  <mtext>     </mtext>
                  <mrow>
                    <mi>j</mi>
                    <mo stretchy="false">=</mo>
                    <mn>1,2,.</mn>
                  </mrow>
                  <mn>..</mn>
                  <mi>,</mi>
                  <mi>n</mi>
                </mrow>
              </mtd>
            </mtr>
          </mtable>
        </mrow>
      </mrow>
    </mstyle>
    <annotation encoding="StarMath 5.0">bold { left lbrace stack{ sum from {j=1}to{n}{P_{j}x_{j}}=b #

x_{ j}&gt;=0,{"     "}j=1,2,...,n
 } right none }</annotation>
  </semantics>
</math>
</file>

<file path=Object 20/content.xml><?xml version="1.0" encoding="utf-8"?>
<math xmlns="http://www.w3.org/1998/Math/MathML" display="block">
  <semantics>
    <mrow>
      <mi>D</mi>
      <mo stretchy="false">=</mo>
      <mrow>
        <mo fence="true" stretchy="true">{</mo>
        <mrow>
          <mrow>
            <mi>X</mi>
            <mo stretchy="false">∣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sub>
                  <mi>P</mi>
                  <mi>j</mi>
                </msub>
                <mrow>
                  <msub>
                    <mi>x</mi>
                    <mi>j</mi>
                  </msub>
                  <mo stretchy="false">=</mo>
                  <mi>b</mi>
                </mrow>
                <mi>,</mi>
                <mrow>
                  <msub>
                    <mi>x</mi>
                    <mi>j</mi>
                  </msub>
                  <mo stretchy="false">≥</mo>
                  <mn>0</mn>
                </mrow>
              </mrow>
            </mrow>
          </mrow>
        </mrow>
        <mo fence="true" stretchy="true">}</mo>
      </mrow>
    </mrow>
    <annotation encoding="StarMath 5.0">{ D=left lbrace{ X divides sum from{j=1}to{n}{P_{j}x_{j}=b,x_{j}&gt;=0} }right rbrace }</annotation>
  </semantics>
</math>
</file>

<file path=Object 21/content.xml><?xml version="1.0" encoding="utf-8"?>
<math xmlns="http://www.w3.org/1998/Math/MathML" display="block">
  <semantics>
    <mrow>
      <mi>X</mi>
      <mo stretchy="false">∈</mo>
      <mi>K</mi>
    </mrow>
    <annotation encoding="StarMath 5.0">{ X in K }</annotation>
  </semantics>
</math>
</file>

<file path=Object 2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b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m</mi>
                  <mo stretchy="false">+</mo>
                  <mn>1</mn>
                </mrow>
              </mrow>
              <mi>n</mi>
            </munderover>
            <mrow>
              <msub>
                <mi>a</mi>
                <mrow>
                  <mi>i</mi>
                  <mi>,</mi>
                  <mi>j</mi>
                </mrow>
              </msub>
              <msub>
                <mi>x</mi>
                <mi>j</mi>
              </msub>
            </mrow>
          </mrow>
        </mrow>
      </mrow>
      <mtext> </mtext>
      <mrow>
        <mo fence="true" stretchy="false">(</mo>
        <mrow>
          <mrow>
            <mrow>
              <mi>i</mi>
              <mo stretchy="false">=</mo>
              <mn>1,2,.</mn>
            </mrow>
            <mn>..</mn>
            <mi>,</mi>
            <mi>m</mi>
          </mrow>
        </mrow>
        <mo fence="true" stretchy="false">)</mo>
      </mrow>
    </mrow>
    <annotation encoding="StarMath 5.0">{x_{i}=b_{i}-sum from {j=m+1}to{n}{a_{i,j}x_{j}}" "(i=1,2,...,m)}</annotation>
  </semantics>
</math>
</file>

<file path=Object 23/content.xml><?xml version="1.0" encoding="utf-8"?>
<math xmlns="http://www.w3.org/1998/Math/MathML" display="block">
  <semantics>
    <mrow>
      <mi>z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>
              <mi>c</mi>
              <mi>i</mi>
            </msub>
            <msub>
              <mi>b</mi>
              <mi>i</mi>
            </msub>
          </mrow>
        </mrow>
        <mo stretchy="false">+</mo>
        <mrow>
          <munderover>
            <mo stretchy="false">∑</mo>
            <mrow>
              <mi>j</mi>
              <mo stretchy="false">=</mo>
              <mrow>
                <mi>m</mi>
                <mo stretchy="false">+</mo>
                <mn>1</mn>
              </mrow>
            </mrow>
            <mi>n</mi>
          </munderover>
          <mrow>
            <mrow>
              <mo fence="true" stretchy="true">[</mo>
              <mrow>
                <mrow>
                  <mrow>
                    <msub>
                      <mi>c</mi>
                      <mi>j</mi>
                    </msub>
                    <mo stretchy="false">−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m</mi>
                      </munderover>
                      <msub>
                        <mi>c</mi>
                        <mi>i</mi>
                      </msub>
                    </mrow>
                  </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</mrow>
              <mo fence="true" stretchy="true">]</mo>
            </mrow>
            <msub>
              <mi>x</mi>
              <mi>j</mi>
            </msub>
          </mrow>
        </mrow>
      </mrow>
    </mrow>
    <annotation encoding="StarMath 5.0">{ z=sum from {i=1}to{m}{c_{i}b_{i}}+sum from{j=m+1}to{n}{left[c_{j}- sum from {i=1}to{m}c_{i}a_{i,j} right]x_{j}} }</annotation>
  </semantics>
</math>
</file>

<file path=Object 24/content.xml><?xml version="1.0" encoding="utf-8"?>
<math xmlns="http://www.w3.org/1998/Math/MathML" display="block">
  <semantics>
    <mrow>
      <mrow>
        <mi>z</mi>
        <mo stretchy="false">=</mo>
        <mrow>
          <msub>
            <mi>z</mi>
            <mn>0</mn>
          </msub>
          <mo stretchy="false">+</mo>
          <mrow>
            <munderover>
              <mo stretchy="false">∑</mo>
              <mrow>
                <mi>j</mi>
                <mo stretchy="false">=</mo>
                <mrow>
                  <mi>m</mi>
                  <mo stretchy="false">+</mo>
                  <mn>1</mn>
                </mrow>
              </mrow>
              <mi>n</mi>
            </munderover>
            <mrow>
              <msub>
                <mi>σ</mi>
                <mi>j</mi>
              </msub>
              <msub>
                <mi>x</mi>
                <mi>j</mi>
              </msub>
            </mrow>
          </mrow>
        </mrow>
      </mrow>
      <mi>,</mi>
      <mtext> </mtext>
      <mrow>
        <msub>
          <mi>σ</mi>
          <mi>j</mi>
        </msub>
        <mo stretchy="false">=</mo>
        <mrow>
          <msub>
            <mi>c</mi>
            <mi>j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sub>
                <mi>c</mi>
                <mi>i</mi>
              </msub>
              <msub>
                <mi>a</mi>
                <mrow>
                  <mi>i</mi>
                  <mi>,</mi>
                  <mi>j</mi>
                </mrow>
              </msub>
            </mrow>
          </mrow>
        </mrow>
      </mrow>
    </mrow>
    <annotation encoding="StarMath 5.0">{ z=z_{0}+sum from {j=m+1}to{n}{%sigma_{j}x_{j}},{" "}%sigma_{j}=c_{j}-sum from{i=1}to{m}{c_{i}a_{i,j}} }</annotation>
  </semantics>
</math>
</file>

<file path=Object 25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0,...,0)^{T} }</annotation>
  </semantics>
</math>
</file>

<file path=Object 26/content.xml><?xml version="1.0" encoding="utf-8"?>
<math xmlns="http://www.w3.org/1998/Math/MathML" display="block">
  <semantics>
    <mrow>
      <mrow>
        <mi>j</mi>
        <mo stretchy="false">=</mo>
        <mrow>
          <mi>m</mi>
          <mo stretchy="false">+</mo>
          <mn>1,.</mn>
        </mrow>
      </mrow>
      <mn>..</mn>
      <mi>,</mi>
      <mi>n</mi>
    </mrow>
    <annotation encoding="StarMath 5.0">{ j=m+1,...,n }</annotation>
  </semantics>
</math>
</file>

<file path=Object 27/content.xml><?xml version="1.0" encoding="utf-8"?>
<math xmlns="http://www.w3.org/1998/Math/MathML" display="block">
  <semantics>
    <mrow>
      <msub>
        <mi>σ</mi>
        <mi>j</mi>
      </msub>
      <mo stretchy="false">≤</mo>
      <mn>0</mn>
    </mrow>
    <annotation encoding="StarMath 5.0">{ %sigma_{j}&lt;=0 }</annotation>
  </semantics>
</math>
</file>

<file path=Object 28/content.xml><?xml version="1.0" encoding="utf-8"?>
<math xmlns="http://www.w3.org/1998/Math/MathML" display="block">
  <semantics>
    <msup>
      <mi>X</mi>
      <mrow>
        <mo fence="true" stretchy="false">(</mo>
        <mrow>
          <mn>0</mn>
        </mrow>
        <mo fence="true" stretchy="false">)</mo>
      </mrow>
    </msup>
    <annotation encoding="StarMath 5.0">{ X^(0) }</annotation>
  </semantics>
</math>
</file>

<file path=Object 29/content.xml><?xml version="1.0" encoding="utf-8"?>
<math xmlns="http://www.w3.org/1998/Math/MathML" display="block">
  <semantics>
    <msub>
      <mi>σ</mi>
      <mi>j</mi>
    </msub>
    <annotation encoding="StarMath 5.0">{ %sigma_{j}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c</mi>
              <mn>1</mn>
            </msub>
            <mi>,</mi>
            <msub>
              <mi>c</mi>
              <mn>2</mn>
            </msub>
            <mi>,</mi>
            <mn>...</mn>
            <mi>,</mi>
            <msub>
              <mi>c</mi>
              <mi>n</mi>
            </msub>
          </mrow>
        </mrow>
        <mo fence="true" stretchy="false">)</mo>
      </mrow>
    </mrow>
    <annotation encoding="StarMath 5.0">{ C=(c_{1},c_{2},...,c_{n}) }</annotation>
  </semantics>
</math>
</file>

<file path=Object 30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...,0)^{T} }</annotation>
  </semantics>
</math>
</file>

<file path=Object 31/content.xml><?xml version="1.0" encoding="utf-8"?>
<math xmlns="http://www.w3.org/1998/Math/MathML" display="block">
  <semantics>
    <mrow>
      <mrow>
        <mi>j</mi>
        <mo stretchy="false">=</mo>
        <mrow>
          <mi>m</mi>
          <mo stretchy="false">+</mo>
          <mn>1,.</mn>
        </mrow>
      </mrow>
      <mn>..</mn>
      <mi>,</mi>
      <mi>n</mi>
    </mrow>
    <annotation encoding="StarMath 5.0">{ j=m+1,...,n }</annotation>
  </semantics>
</math>
</file>

<file path=Object 32/content.xml><?xml version="1.0" encoding="utf-8"?>
<math xmlns="http://www.w3.org/1998/Math/MathML" display="block">
  <semantics>
    <mrow>
      <msub>
        <mi>σ</mi>
        <mi>j</mi>
      </msub>
      <mo stretchy="false">≤</mo>
      <mn>0</mn>
    </mrow>
    <annotation encoding="StarMath 5.0">{ %sigma_{j}&lt;=0 }</annotation>
  </semantics>
</math>
</file>

<file path=Object 33/content.xml><?xml version="1.0" encoding="utf-8"?>
<math xmlns="http://www.w3.org/1998/Math/MathML" display="block">
  <semantics>
    <mrow>
      <msub>
        <mi>σ</mi>
        <mrow>
          <mi>m</mi>
          <mo stretchy="false">+</mo>
          <mi>k</mi>
        </mrow>
      </msub>
      <mo stretchy="false">=</mo>
      <mn>0</mn>
    </mrow>
    <annotation encoding="StarMath 5.0">{ %sigma_{m+k}=0 }</annotation>
  </semantics>
</math>
</file>

<file path=Object 34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...,0)^{T} }</annotation>
  </semantics>
</math>
</file>

<file path=Object 35/content.xml><?xml version="1.0" encoding="utf-8"?>
<math xmlns="http://www.w3.org/1998/Math/MathML" display="block">
  <semantics>
    <mrow>
      <msub>
        <mi>σ</mi>
        <mrow>
          <mi>m</mi>
          <mo stretchy="false">+</mo>
          <mi>k</mi>
        </mrow>
      </msub>
      <mo stretchy="false">&gt;</mo>
      <mn>0</mn>
    </mrow>
    <annotation encoding="StarMath 5.0">{ %sigma_{m+k}&gt;0 }</annotation>
  </semantics>
</math>
</file>

<file path=Object 36/content.xml><?xml version="1.0" encoding="utf-8"?>
<math xmlns="http://www.w3.org/1998/Math/MathML" display="block">
  <semantics>
    <mrow>
      <mrow>
        <mi>i</mi>
        <mo stretchy="false">=</mo>
        <mn>1,2,.</mn>
      </mrow>
      <mn>..</mn>
      <mi>,</mi>
      <mi>m</mi>
    </mrow>
    <annotation encoding="StarMath 5.0">{ i=1,2,...,m }</annotation>
  </semantics>
</math>
</file>

<file path=Object 37/content.xml><?xml version="1.0" encoding="utf-8"?>
<math xmlns="http://www.w3.org/1998/Math/MathML" display="block">
  <semantics>
    <mrow>
      <msub>
        <mi>a</mi>
        <mrow>
          <mi>i</mi>
          <mi>,</mi>
          <mrow>
            <mi>m</mi>
            <mo stretchy="false">+</mo>
            <mi>k</mi>
          </mrow>
        </mrow>
      </msub>
      <mo stretchy="false">≤</mo>
      <mn>0</mn>
    </mrow>
    <annotation encoding="StarMath 5.0">{ a_{i,m+k}&lt;=0 }</annotation>
  </semantics>
</math>
</file>

<file path=Object 38/content.xml><?xml version="1.0" encoding="utf-8"?>
<math xmlns="http://www.w3.org/1998/Math/MathML" display="block">
  <semantics>
    <mrow>
      <msub>
        <mi>σ</mi>
        <mi>j</mi>
      </msub>
      <mo stretchy="false">&gt;</mo>
      <mn>0</mn>
    </mrow>
    <annotation encoding="StarMath 5.0">{ %sigma_{j}&gt;0 }</annotation>
  </semantics>
</math>
</file>

<file path=Object 39/content.xml><?xml version="1.0" encoding="utf-8"?>
<math xmlns="http://www.w3.org/1998/Math/MathML" display="block">
  <semantics>
    <mrow>
      <munder>
        <mi mathvariant="italic">max</mi>
        <mi>j</mi>
      </munder>
      <mrow>
        <mrow>
          <mo fence="true" stretchy="false">(</mo>
          <mrow>
            <mrow>
              <msub>
                <mi>σ</mi>
                <mi>j</mi>
              </msub>
              <mo stretchy="false">&gt;</mo>
              <mn>0</mn>
            </mrow>
          </mrow>
          <mo fence="true" stretchy="false">)</mo>
        </mrow>
        <mo stretchy="false">=</mo>
        <msub>
          <mi>σ</mi>
          <mi>k</mi>
        </msub>
      </mrow>
    </mrow>
    <annotation encoding="StarMath 5.0">{ max csub {j} (%sigma_{j}&gt;0)=%sigma_{k}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row>
            <mo fence="true" stretchy="true">[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x</mi>
                      <mi>n</mi>
                    </msub>
                  </mtd>
                </mtr>
              </mtable>
            </mrow>
            <mo fence="true" stretchy="true">]</mo>
          </mrow>
        </mrow>
        <mi>;</mi>
        <mrow>
          <mi>P</mi>
          <mo stretchy="false">=</mo>
          <mrow>
            <mo fence="true" stretchy="true">[</mo>
            <mrow>
              <mtable>
                <mtr>
                  <mtd>
                    <msub>
                      <mi>a</mi>
                      <mrow>
                        <mn>1</mn>
                        <mi>j</mi>
                      </mrow>
                    </msub>
                  </mtd>
                </mtr>
                <mtr>
                  <mtd>
                    <msub>
                      <mi>a</mi>
                      <mrow>
                        <mn>2</mn>
                        <mi>j</mi>
                      </mrow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 mathvariant="italic">nj</mi>
                    </msub>
                  </mtd>
                </mtr>
              </mtable>
            </mrow>
            <mo fence="true" stretchy="true">]</mo>
          </mrow>
        </mrow>
        <mi>;</mi>
        <mrow>
          <mi>b</mi>
          <mo stretchy="false">=</mo>
          <mrow>
            <mo fence="true" stretchy="true">[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size 14{ X=left[ matrix{  x_{1} ##  x_{2}## dotsvert ## x_{n}  }right ] ;
P=left[ matrix{ a_{1j}##a_{2j}## dotsvert ##a_{nj} }   right ];
b=left[ matrix{b_{1}##b_{2}##dotsvert ##b_{n}}  right ]
}</annotation>
  </semantics>
</math>
</file>

<file path=Object 40/content.xml><?xml version="1.0" encoding="utf-8"?>
<math xmlns="http://www.w3.org/1998/Math/MathML" display="block">
  <semantics>
    <msub>
      <mi>x</mi>
      <mi>k</mi>
    </msub>
    <annotation encoding="StarMath 5.0">{ x_{k} }</annotation>
  </semantics>
</math>
</file>

<file path=Object 4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m</mi>
      </msub>
    </mrow>
    <annotation encoding="StarMath 5.0">{ P_{1},P_{2},...,P_{m} }</annotation>
  </semantics>
</math>
</file>

<file path=Object 42/content.xml><?xml version="1.0" encoding="utf-8"?>
<math xmlns="http://www.w3.org/1998/Math/MathML" display="block">
  <semantics>
    <msup>
      <mi>X</mi>
      <mrow>
        <mo fence="true" stretchy="false">(</mo>
        <mrow>
          <mn>0</mn>
        </mrow>
        <mo fence="true" stretchy="false">)</mo>
      </mrow>
    </msup>
    <annotation encoding="StarMath 5.0">{ X^(0) }</annotation>
  </semantics>
</math>
</file>

<file path=Object 4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sup>
            <mi>x</mi>
            <mi>i</mi>
            <mrow>
              <mo fence="true" stretchy="false">(</mo>
              <mrow>
                <mn>0</mn>
              </mrow>
              <mo fence="true" stretchy="false">)</mo>
            </mrow>
          </msubsup>
          <msub>
            <mi>P</mi>
            <mi>i</mi>
          </msub>
        </mrow>
      </mrow>
      <mo stretchy="false">=</mo>
      <mi>b</mi>
    </mrow>
    <annotation encoding="StarMath 5.0">{ sum from {i=1}to{m}{x_{i}^(0)P_{i}}=b }</annotation>
  </semantics>
</math>
</file>

<file path=Object 44/content.xml><?xml version="1.0" encoding="utf-8"?>
<math xmlns="http://www.w3.org/1998/Math/MathML" display="block">
  <semantics>
    <msub>
      <mi>P</mi>
      <mrow>
        <mi>m</mi>
        <mo stretchy="false">+</mo>
        <mi>t</mi>
      </mrow>
    </msub>
    <annotation encoding="StarMath 5.0">{ P_{m+t} }</annotation>
  </semantics>
</math>
</file>

<file path=Object 45/content.xml><?xml version="1.0" encoding="utf-8"?>
<math xmlns="http://www.w3.org/1998/Math/MathML" display="block">
  <semantics>
    <mrow>
      <msub>
        <mi>P</mi>
        <mrow>
          <mi>m</mi>
          <mo stretchy="false">+</mo>
          <mi>t</mi>
        </mrow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β</mi>
            <mrow>
              <mi>i</mi>
              <mi>,</mi>
              <mrow>
                <mi>m</mi>
                <mo stretchy="false">+</mo>
                <mi>t</mi>
              </mrow>
            </mrow>
          </msub>
          <msub>
            <mi>P</mi>
            <mi>i</mi>
          </msub>
        </mrow>
      </mrow>
    </mrow>
    <annotation encoding="StarMath 5.0">{ P_{m+t}=sum from{i=1}to{m}{%beta_{i,m+t}P_{i}} }</annotation>
  </semantics>
</math>
</file>

<file path=Object 46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sup>
              <mi>x</mi>
              <mi>i</mi>
              <mrow>
                <mo fence="true" stretchy="false">(</mo>
                <mrow>
                  <mn>0</mn>
                </mrow>
                <mo fence="true" stretchy="false">)</mo>
              </mrow>
            </msubsup>
            <msub>
              <mi>P</mi>
              <mi>i</mi>
            </msub>
          </mrow>
        </mrow>
        <mo stretchy="false">+</mo>
        <mi>θ</mi>
      </mrow>
      <mrow>
        <mrow>
          <mo fence="true" stretchy="false">(</mo>
          <mrow>
            <mrow>
              <msub>
                <mi>P</mi>
                <mrow>
                  <mi>m</mi>
                  <mo stretchy="false">+</mo>
                  <mn>1</mn>
                </mrow>
              </msub>
              <mo stretchy="false">−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sub>
                    <mi>θ</mi>
                    <mrow>
                      <mi>i</mi>
                      <mi>,</mi>
                      <mrow>
                        <mi>m</mi>
                        <mo stretchy="false">+</mo>
                        <mi>t</mi>
                      </mrow>
                    </mrow>
                  </msub>
                  <msub>
                    <mi>P</mi>
                    <mi>i</mi>
                  </msub>
                </mrow>
              </mrow>
            </mrow>
          </mrow>
          <mo fence="true" stretchy="false">)</mo>
        </mrow>
        <mo stretchy="false">=</mo>
        <mi>b</mi>
      </mrow>
    </mrow>
    <annotation encoding="StarMath 5.0">{ sum from{i=1}to{m}{x_{i}^(0)P_{i}}+%theta (P_{m+1}-sum from{i=1}to{m}{%theta_{i,m+t}P_{i}})=b }</annotation>
  </semantics>
</math>
</file>

<file path=Object 4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row>
              <mo fence="true" stretchy="false">(</mo>
              <mrow>
                <mrow>
                  <mrow>
                    <msubsup>
                      <mi>x</mi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o stretchy="false">−</mo>
                    <mi>θ</mi>
                  </mrow>
                  <msub>
                    <mi>β</mi>
                    <mrow>
                      <mi>i</mi>
                      <mi>,</mi>
                      <mrow>
                        <mi>m</mi>
                        <mo stretchy="false">+</mo>
                        <mi>t</mi>
                      </mrow>
                    </mrow>
                  </msub>
                </mrow>
              </mrow>
              <mo fence="true" stretchy="false">)</mo>
            </mrow>
            <msub>
              <mi>P</mi>
              <mi>i</mi>
            </msub>
          </mrow>
        </mrow>
        <mo stretchy="false">+</mo>
        <mi>θ</mi>
      </mrow>
      <mrow>
        <msub>
          <mi>P</mi>
          <mrow>
            <mi>m</mi>
            <mo stretchy="false">+</mo>
            <mi>t</mi>
          </mrow>
        </msub>
        <mo stretchy="false">=</mo>
        <mi>b</mi>
      </mrow>
    </mrow>
    <annotation encoding="StarMath 5.0">{ sum from{i=1}to{m}{(x_{i}^(0)-%theta %beta_{i,m+t})P_{i}}+%theta P_{m+t}=b }</annotation>
  </semantics>
</math>
</file>

<file path=Object 48/content.xml><?xml version="1.0" encoding="utf-8"?>
<math xmlns="http://www.w3.org/1998/Math/MathML" display="block"/>
</file>

<file path=Object 49/content.xml><?xml version="1.0" encoding="utf-8"?>
<math xmlns="http://www.w3.org/1998/Math/MathML" display="block">
  <semantics>
    <msub>
      <mi>x</mi>
      <mi>i</mi>
    </msub>
    <annotation encoding="StarMath 5.0">{ x_{i} }</annotation>
  </semantics>
</math>
</file>

<file path=Object 5/content.xml><?xml version="1.0" encoding="utf-8"?>
<math xmlns="http://www.w3.org/1998/Math/MathML" display="block">
  <semantics>
    <mstyle mathsize="14pt">
      <mtable>
        <mtr>
          <mtd>
            <mrow>
              <mi mathvariant="italic">max</mi>
              <mtext> </mtext>
              <mrow>
                <mi>z</mi>
                <mo stretchy="false">=</mo>
                <mi mathvariant="italic">CX</mi>
              </mrow>
            </mrow>
          </mtd>
        </mtr>
        <mtr>
          <mtd>
            <mrow>
              <mi mathvariant="italic">AX</mi>
              <mo stretchy="false">=</mo>
              <mi>b</mi>
            </mrow>
          </mtd>
        </mtr>
        <mtr>
          <mtd>
            <mrow>
              <mi>X</mi>
              <mo stretchy="false">≥</mo>
              <mn>0</mn>
            </mrow>
          </mtd>
        </mtr>
      </mtable>
    </mstyle>
    <annotation encoding="StarMath 5.0">size 14stack{ max {" "}z=CX #
AX=b#
X&gt;=0
}</annotation>
  </semantics>
</math>
</file>

<file path=Object 50/content.xml><?xml version="1.0" encoding="utf-8"?>
<math xmlns="http://www.w3.org/1998/Math/MathML" display="block">
  <semantics>
    <mi>θ</mi>
    <annotation encoding="StarMath 5.0">{ %theta }</annotation>
  </semantics>
</math>
</file>

<file path=Object 51/content.xml><?xml version="1.0" encoding="utf-8"?>
<math xmlns="http://www.w3.org/1998/Math/MathML" display="block">
  <semantics>
    <mrow>
      <msubsup>
        <mi>x</mi>
        <mi>i</mi>
        <mrow>
          <mo fence="true" stretchy="false">(</mo>
          <mrow>
            <mn>1</mn>
          </mrow>
          <mo fence="true" stretchy="false">)</mo>
        </mrow>
      </msubsup>
      <mo stretchy="false">=</mo>
      <mrow>
        <mo fence="true" stretchy="true">{</mo>
        <mrow>
          <mtable>
            <mtr>
              <mtd>
                <mrow>
                  <mrow>
                    <msubsup>
                      <mi>x</mi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o stretchy="false">−</mo>
                    <mrow>
                      <mfrac>
                        <msubsup>
                          <mi>x</mi>
                          <mi>l</mi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subsup>
                        <msub>
                          <mi>β</mi>
                          <mrow>
                            <mi>l</mi>
                            <mi>,</mi>
                            <mrow>
                              <mi>m</mi>
                              <mo stretchy="false">+</mo>
                              <mi>t</mi>
                            </mrow>
                          </mrow>
                        </msub>
                      </mfrac>
                      <mo stretchy="false">⋅</mo>
                      <msub>
                        <mi>β</mi>
                        <mrow>
                          <mi>i</mi>
                          <mi>,</mi>
                          <mrow>
                            <mi>m</mi>
                            <mo stretchy="false">+</mo>
                            <mi>t</mi>
                          </mrow>
                        </mrow>
                      </msub>
                    </mrow>
                  </mrow>
                  <mtext> </mtext>
                  <mrow>
                    <mi>i</mi>
                    <mo stretchy="false">≠</mo>
                    <mi>l</mi>
                  </mrow>
                </mrow>
              </mtd>
            </mtr>
            <mtr>
              <mtd>
                <mrow>
                  <mfrac>
                    <msubsup>
                      <mi>x</mi>
                      <mi>l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sub>
                      <mi>β</mi>
                      <mrow>
                        <mi>l</mi>
                        <mi>,</mi>
                        <mrow>
                          <mi>m</mi>
                          <mo stretchy="false">+</mo>
                          <mi>t</mi>
                        </mrow>
                      </mrow>
                    </msub>
                  </mfrac>
                  <mtext> </mtext>
                  <mrow>
                    <mi>i</mi>
                    <mo stretchy="false">=</mo>
                    <mi>l</mi>
                  </mrow>
                </mrow>
              </mtd>
            </mtr>
          </mtable>
        </mrow>
      </mrow>
    </mrow>
    <annotation encoding="StarMath 5.0">{ x_{i}^(1)=left lbrace stack{ x_{i}^(0)-{x_{l}^(0) over %beta_{l,m+t}cdot %beta_{i,m+t}}" "{ i&lt;&gt;l }
#
{ x_{l}^(0) over %beta_{l,m+t}" "{i=l} }
 } right none }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|</mo>
            <mrow>
              <mi>B</mi>
            </mrow>
            <mo fence="true" stretchy="false">|</mo>
          </mrow>
          <mo stretchy="false">≠</mo>
          <mn>0</mn>
        </mrow>
      </mrow>
      <mo fence="true" stretchy="false">)</mo>
    </mrow>
    <annotation encoding="StarMath 5.0">( lline B rline &lt;&gt;0  )</annotation>
  </semantics>
</math>
</file>

<file path=Object 9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{(1)}in K,X^{(2)}in K }</annotation>
  </semantics>
</math>
</file>